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52af" officeooo:paragraph-rsid="001452a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303" officeooo:paragraph-rsid="0015d303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1753" officeooo:paragraph-rsid="00171753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452af" officeooo:paragraph-rsid="001452af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452af" officeooo:paragraph-rsid="001452af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48ba3" officeooo:paragraph-rsid="00148ba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5d303" officeooo:paragraph-rsid="0015d30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67608" officeooo:paragraph-rsid="00167608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71753" officeooo:paragraph-rsid="00171753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452af" officeooo:paragraph-rsid="001452af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71753" officeooo:paragraph-rsid="00171753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7e403" officeooo:paragraph-rsid="0017e403" style:font-style-asian="normal" style:font-style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tyle="normal" style:text-underline-style="solid" style:text-underline-width="auto" style:text-underline-color="font-color" officeooo:rsid="0018bb68" officeooo:paragraph-rsid="0018bb68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ceb2a" officeooo:paragraph-rsid="001ceb2a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17e403" officeooo:paragraph-rsid="0017e403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018bb68" officeooo:paragraph-rsid="0018bb6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1aadf0" officeooo:paragraph-rsid="001aadf0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1ceb2a" officeooo:paragraph-rsid="001ceb2a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01ed673" officeooo:paragraph-rsid="001ed673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1fbec6" officeooo:paragraph-rsid="001fbec6" style:font-style-asian="normal" style:font-style-complex="normal"/>
    </style:style>
    <style:style style:name="T1" style:family="text">
      <style:text-properties officeooo:rsid="0018bb6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57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AE 5-6</text:p>
      <text:p text:style-name="P10">Soutenance</text:p>
      <text:p text:style-name="P4"/>
      <text:p text:style-name="P1">1) Déroulement</text:p>
      <text:p text:style-name="P5"/>
      <text:p text:style-name="P5">⇒ 8 à 11 min de présentation et de démonstration</text:p>
      <text:p text:style-name="P6">⇒ Quelques minutes de commentaires </text:p>
      <text:p text:style-name="P6">⇒ Public</text:p>
      <text:p text:style-name="P6"><text:tab/>-Votre cliente</text:p>
      <text:p text:style-name="P6"><text:tab/>-Un prof candide</text:p>
      <text:p text:style-name="P6">⇒ Jeudi 27/10 </text:p>
      <text:p text:style-name="P6"><text:tab/>-Salle 207 – 206</text:p>
      <text:p text:style-name="P6"><text:tab/><text:tab/>-Arriver 5 min en avance</text:p>
      <text:p text:style-name="P6"/>
      <text:p text:style-name="P2">2) Critère d’évaluation</text:p>
      <text:p text:style-name="P7"/>
      <text:p text:style-name="P7">⇒ Clarté et précision</text:p>
      <text:p text:style-name="P7">⇒ Démarche explicative et analytique</text:p>
      <text:p text:style-name="P7">⇒ Esprit critique expliquant les choix faits pour le site</text:p>
      <text:p text:style-name="P7"><text:tab/>-En fonction du sujet et des besoins client</text:p>
      <text:p text:style-name="P7">⇒ Capacité de synthèse </text:p>
      <text:p text:style-name="P7"><text:tab/>-Respect temps</text:p>
      <text:p text:style-name="P7">⇒ Si besoin capacité à répondre en argumentant</text:p>
      <text:p text:style-name="P7">⇒ Diaporama et démonstration efficaces</text:p>
      <text:p text:style-name="P8">⇒ Note individuelle ET collective</text:p>
      <text:p text:style-name="P8"/>
      <text:p text:style-name="P3">3) Diaporama : quelques rappels</text:p>
      <text:p text:style-name="P9"/>
      <text:p text:style-name="P9">⇒ Clarté des informations</text:p>
      <text:p text:style-name="P9"><text:tab/>-Suffisamment de mots</text:p>
      <text:p text:style-name="P9"><text:tab/>-Minimum une diapositive par idée</text:p>
      <text:p text:style-name="P9">⇒ Document visuel</text:p>
      <text:p text:style-name="P9"><text:tab/>-25 à 50 % de vide</text:p>
      <text:p text:style-name="P9"><text:tab/>-Illustrations, schémas …</text:p>
      <text:p text:style-name="P9">⇒ Couverture complète</text:p>
      <text:p text:style-name="P9">⇒ Numéro des pages et rappel du plan</text:p>
      <text:p text:style-name="P9">⇒ Pas d’erreur de langue</text:p>
      <text:p text:style-name="P9">⇒ Copie du diaporama</text:p>
      <text:p text:style-name="P11"/>
      <text:p text:style-name="P12">4) Démonstration</text:p>
      <text:p text:style-name="P12"/>
      <text:p text:style-name="P15">⇒ Mettre en avant comment votre site répond aux besoins du client en fonction de votre sujet</text:p>
      <text:p text:style-name="P15"><text:tab/>-Discours explicatif et analytique</text:p>
      <text:p text:style-name="P15"><text:tab/><text:tab/>-<text:span text:style-name="T1">Crée une progression pour la démonstration</text:span></text:p>
      <text:p text:style-name="P15"><text:tab/><text:tab/>-<text:span text:style-name="T1">Ne pas tout montrer</text:span></text:p>
      <text:p text:style-name="P16">⇒ Apprendre les manipulation à effectuer</text:p>
      <text:p text:style-name="P16">⇒ Connaître son discours</text:p>
      <text:p text:style-name="P16">⇒ Avoir en tête le dérouler de la demonstration</text:p>
      <text:p text:style-name="P16"/>
      <text:p text:style-name="P16"/>
      <text:p text:style-name="P13">5) Plan</text:p>
      <text:p text:style-name="P16">⇒ <text:span text:style-name="T2">En 3 parties</text:span></text:p>
      <text:p text:style-name="P16"/>
      <text:p text:style-name="P16">5.1)</text:p>
      <text:p text:style-name="P16"/>
      <text:p text:style-name="P16">⇒ Couverture</text:p>
      <text:p text:style-name="P16"><text:tab/>-Présentation des membres du groupe</text:p>
      <text:p text:style-name="P16"><text:tab/>-Présentation de l’intitulé</text:p>
      <text:p text:style-name="P16">⇒ Sommaire</text:p>
      <text:p text:style-name="P16">⇒ Introduction</text:p>
      <text:p text:style-name="P16"><text:tab/>-Brève présentation de l’entreprise choisie</text:p>
      <text:p text:style-name="P16"><text:tab/>-Raison du choix du sujet</text:p>
      <text:p text:style-name="P16"/>
      <text:p text:style-name="P16">5.2)</text:p>
      <text:p text:style-name="P16"/>
      <text:p text:style-name="P16">⇒ Présentation du site web</text:p>
      <text:p text:style-name="P16"/>
      <text:p text:style-name="P17">⇒ Diapositive</text:p>
      <text:p text:style-name="P16"><text:tab/>-Maquettage</text:p>
      <text:p text:style-name="P16"><text:tab/>-Cahier des charges fonctionnel allégé</text:p>
      <text:p text:style-name="P16"/>
      <text:p text:style-name="P17">⇒ Démonstration</text:p>
      <text:p text:style-name="P17"><text:tab/>-Éléments les plus important du site</text:p>
      <text:p text:style-name="P17"><text:tab/><text:tab/>-Anticipation des besoins du client en fonction du sujet</text:p>
      <text:p text:style-name="P17"><text:tab/><text:tab/>-Les réponses à ses demandes</text:p>
      <text:p text:style-name="P17"/>
      <text:p text:style-name="P17">5.3)</text:p>
      <text:p text:style-name="P17"/>
      <text:p text:style-name="P17">⇒ Conclusion</text:p>
      <text:p text:style-name="P17"><text:tab/>-Comment améliorer ce site</text:p>
      <text:p text:style-name="P17"><text:tab/>-Que changer si projet à refaire (organisation, recherche, … )</text:p>
      <text:p text:style-name="P17"><text:tab/><text:tab/>-<text:span text:style-name="T3">2 diagrammes de GANT/PERT (Prévisionnel / réalisé)</text:span></text:p>
      <text:p text:style-name="P17"><text:tab/><text:tab/><text:tab/>-<text:span text:style-name="T3">Pour expliquer brièvement </text:span></text:p>
      <text:p text:style-name="P17"><text:tab/><text:tab/><text:tab/><text:tab/>-<text:span text:style-name="T3">La gestion du travail en groupe</text:span></text:p>
      <text:p text:style-name="P17"><text:tab/><text:tab/><text:tab/><text:tab/>-<text:span text:style-name="T3">Les problèmes rencontrés</text:span></text:p>
      <text:p text:style-name="P17"><text:tab/><text:tab/><text:tab/><text:tab/>- … </text:p>
      <text:p text:style-name="P17"/>
      <text:p text:style-name="P14">6) Préparation et Oral</text:p>
      <text:p text:style-name="P18"/>
      <text:p text:style-name="P18">⇒ Entraînement en groupe avec chronomètre</text:p>
      <text:p text:style-name="P18">⇒ Temps imparti respecté</text:p>
      <text:p text:style-name="P18">⇒ Tenue soignée</text:p>
      <text:p text:style-name="P18">⇒ Emplacement réfléchi</text:p>
      <text:p text:style-name="P18">⇒ Ni grossièreté, ni insolence</text:p>
      <text:p text:style-name="P18">⇒ Voix dynamique et ferme</text:p>
      <text:p text:style-name="P18">⇒ Répartition de la parole</text:p>
      <text:p text:style-name="P19">⇒ Notes prises intelligemment</text:p>
      <text:p text:style-name="P20">⇒ Si question pas de cacophonie pour répondre</text:p>
      <text:p text:style-name="P20"><text:tab/>-Question pour m’aider SI sujet maîtrisé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7:37:57.120495471</meta:creation-date>
    <dc:date>2022-10-10T18:01:45.108970925</dc:date>
    <meta:editing-duration>PT23M43S</meta:editing-duration>
    <meta:editing-cycles>12</meta:editing-cycles>
    <meta:generator>LibreOffice/7.3.6.2$Linux_X86_64 LibreOffice_project/30$Build-2</meta:generator>
    <meta:document-statistic meta:table-count="0" meta:image-count="0" meta:object-count="0" meta:page-count="2" meta:paragraph-count="79" meta:word-count="351" meta:character-count="2154" meta:non-whitespace-character-count="1829"/>
  </office:meta>
</office:document-meta>
</file>